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Comma" style:data-style-name="N36">
      <style:table-cell-properties fo:background-color="#FFC000"/>
      <style:text-properties fo:font-weight="bold" style:font-weight-asian="bold" style:font-weight-complex="bold"/>
    </style:style>
    <style:style style:name="ce3" style:family="table-cell" style:parent-style-name="Comma" style:data-style-name="N35">
      <style:table-cell-properties fo:background-color="#FFC000"/>
      <style:text-properties fo:font-weight="bold" style:font-weight-asian="bold" style:font-weight-complex="bold"/>
    </style:style>
    <style:style style:name="ce4" style:family="table-cell" style:parent-style-name="Comma" style:data-style-name="N36">
      <style:table-cell-properties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Comma" style:data-style-name="N35"/>
    <style:style style:name="ce6" style:family="table-cell" style:parent-style-name="Default" style:data-style-name="N37"/>
    <style:style style:name="ce7" style:family="table-cell" style:parent-style-name="Comma" style:data-style-name="N37"/>
    <style:style style:name="ce8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Comma" style:data-style-name="N36"/>
    <style:style style:name="ce11" style:family="table-cell" style:parent-style-name="Default" style:data-style-name="N2"/>
    <style:style style:name="ce12" style:family="table-cell" style:parent-style-name="Default" style:data-style-name="N1"/>
    <style:style style:name="ce13" style:family="table-cell" style:parent-style-name="Default" style:data-style-name="N43"/>
    <style:style style:name="co1" style:family="table-column">
      <style:table-column-properties fo:break-before="auto" style:column-width="0.608541666666667cm" style:use-optimal-column-width="true"/>
    </style:style>
    <style:style style:name="co2" style:family="table-column">
      <style:table-column-properties fo:break-before="auto" style:column-width="0.582083333333333cm" style:use-optimal-column-width="true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1.05833333333333cm" style:use-optimal-column-width="true"/>
    </style:style>
    <style:style style:name="co5" style:family="table-column">
      <style:table-column-properties fo:break-before="auto" style:column-width="1.32291666666667cm" style:use-optimal-column-width="true"/>
    </style:style>
    <style:style style:name="co6" style:family="table-column">
      <style:table-column-properties fo:break-before="auto" style:column-width="1.13770833333333cm" style:use-optimal-column-width="true"/>
    </style:style>
    <style:style style:name="co7" style:family="table-column">
      <style:table-column-properties fo:break-before="auto" style:column-width="1.27cm" style:use-optimal-column-width="true"/>
    </style:style>
    <style:style style:name="co8" style:family="table-column">
      <style:table-column-properties fo:break-before="auto" style:column-width="0.635cm" style:use-optimal-column-width="true"/>
    </style:style>
    <style:style style:name="co9" style:family="table-column">
      <style:table-column-properties fo:break-before="auto" style:column-width="1.64041666666667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3" table:default-cell-style-name="ce1"/>
        <table:table-column table:style-name="co10" table:number-columns-repeated="16367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office:value-type="string" table:style-name="ce3">
            <text:p>vx</text:p>
          </table:table-cell>
          <table:table-cell office:value-type="string" table:style-name="ce3">
            <text:p>vy</text:p>
          </table:table-cell>
          <table:table-cell office:value-type="string" table:style-name="ce3">
            <text:p>vz</text:p>
          </table:table-cell>
          <table:table-cell table:style-name="ce1"/>
          <table:table-cell office:value-type="string" table:style-name="ce3">
            <text:p>vho</text:p>
          </table:table-cell>
          <table:table-cell office:value-type="string" table:style-name="ce3">
            <text:p>vzo</text:p>
          </table:table-cell>
          <table:table-cell table:style-name="ce1"/>
          <table:table-cell office:value-type="string" table:style-name="ce2">
            <text:p>R</text:p>
          </table:table-cell>
          <table:table-cell office:value-type="string" table:style-name="ce2">
            <text:p>D</text:p>
          </table:table-cell>
          <table:table-cell office:value-type="string" table:style-name="ce2">
            <text:p>H</text:p>
          </table:table-cell>
          <table:table-cell office:value-type="string" table:style-name="ce3">
            <text:p>vh</text:p>
          </table:table-cell>
          <table:table-cell office:value-type="string" table:style-name="ce2">
            <text:p>rho</text:p>
          </table:table-cell>
          <table:table-cell office:value-type="string" table:style-name="ce2">
            <text:p>vhx</text:p>
          </table:table-cell>
          <table:table-cell office:value-type="string" table:style-name="ce2">
            <text:p>vzx</text:p>
          </table:table-cell>
          <table:table-cell table:number-columns-repeated="16367"/>
        </table:table-row>
        <table:table-row table:style-name="ro1">
          <table:table-cell office:value-type="float" office:value="0.1" table:style-name="ce10">
            <text:p><text:s/>0<text:s/></text:p>
          </table:table-cell>
          <table:table-cell table:style-name="ce10"/>
          <table:table-cell office:value-type="float" office:value="150" table:style-name="ce10">
            <text:p><text:s/>150<text:s/></text:p>
          </table:table-cell>
          <table:table-cell office:value-type="float" office:value="1.41" table:style-name="ce5">
            <text:p><text:s/>1,41<text:s/></text:p>
          </table:table-cell>
          <table:table-cell office:value-type="float" office:value="1.41" table:style-name="ce5">
            <text:p><text:s/>1,41<text:s/></text:p>
          </table:table-cell>
          <table:table-cell office:value-type="float" office:value="-3" table:style-name="ce5">
            <text:p>-3,00<text:s/></text:p>
          </table:table-cell>
          <table:table-cell table:style-name="ce1"/>
          <table:table-cell office:value-type="float" office:value="1" table:style-name="ce5">
            <text:p><text:s/>1,00<text:s/></text:p>
          </table:table-cell>
          <table:table-cell office:value-type="float" office:value="-2" table:style-name="ce5">
            <text:p>-2,00<text:s/></text:p>
          </table:table-cell>
          <table:table-cell table:style-name="ce1"/>
          <table:table-cell office:value-type="float" office:value="90" table:formula="of:=DEGREES((ATAN2([.B2];[.A2])))" table:style-name="ce1">
            <text:p>90</text:p>
          </table:table-cell>
          <table:table-cell office:value-type="float" office:value="0.1" table:formula="of:=SQRT([.A2]^2+[.B2]^2)" table:style-name="ce12">
            <text:p>0</text:p>
          </table:table-cell>
          <table:table-cell office:value-type="float" office:value="45" table:formula="of:=DEGREES((ATAN2([.E2];[.D2])))" table:style-name="ce1">
            <text:p>45</text:p>
          </table:table-cell>
          <table:table-cell office:value-type="float" office:value="1.9940411229460639" table:formula="of:=SQRT([.E2]^2+[.D2]^2)" table:style-name="ce11">
            <text:p>1,99</text:p>
          </table:table-cell>
          <table:table-cell office:value-type="float" office:value="0.70710678118654735" table:formula="of:=([.A2]*[.D2]+[.B2]*[.E2])/[.L2]/[.N2]" table:style-name="ce5">
            <text:p><text:s/>0,71<text:s/></text:p>
          </table:table-cell>
          <table:table-cell office:value-type="float" office:value="0.99404112294606395" table:formula="of:=MAX([.N2]-[.H2];0)" table:style-name="ce5">
            <text:p><text:s/>0,99<text:s/></text:p>
          </table:table-cell>
          <table:table-cell office:value-type="float" office:value="1" table:formula="of:=MAX([.I2]-[.F2];0)" table:style-name="ce5">
            <text:p><text:s/>1,00<text:s/>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8">
            <text:p>Base</text:p>
          </table:table-cell>
          <table:table-cell office:value-type="string" table:style-name="ce8">
            <text:p>Dir</text:p>
          </table:table-cell>
          <table:table-cell office:value-type="string" table:style-name="ce8">
            <text:p>Dist</text:p>
          </table:table-cell>
          <table:table-cell office:value-type="string" table:style-name="ce8">
            <text:p>Height</text:p>
          </table:table-cell>
          <table:table-cell office:value-type="string" table:style-name="ce8">
            <text:p>hs</text:p>
          </table:table-cell>
          <table:table-cell office:value-type="string" table:style-name="ce8">
            <text:p>vs</text:p>
          </table:table-cell>
          <table:table-cell table:style-name="ce9"/>
          <table:table-cell office:value-type="string" table:style-name="ce8">
            <text:p>Rewards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6" table:number-rows-spanned="1" table:style-name="ce4">
            <text:p>Flying</text:p>
          </table:table-cell>
          <table:covered-table-cell table:number-columns-repeated="5"/>
          <table:table-cell office:value-type="float" office:value="-0.55000000000000004" table:style-name="ce6">
            <text:p>-0,550</text:p>
          </table:table-cell>
          <table:table-cell office:value-type="float" office:value="0.45" table:style-name="ce7">
            <text:p>0,450</text:p>
          </table:table-cell>
          <table:table-cell table:number-columns-repeated="4" table:style-name="ce6"/>
          <table:table-cell table:style-name="ce1"/>
          <table:table-cell office:value-type="float" office:value="-0.23180194846605373" table:formula="of:=[.G5]+[.H5]*[.O$2]+[.I5]*[.L$2]+[.J5]*[.C$2]+[.K5]*[.P$2]+[.L5]*[.Q$2]" table:style-name="ce13">
            <text:p>-0,23<text:s text:c="3"/>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6" table:number-rows-spanned="1" table:style-name="ce4">
            <text:p>H Crash on plat.</text:p>
          </table:table-cell>
          <table:covered-table-cell table:number-columns-repeated="5"/>
          <table:table-cell office:value-type="float" office:value="4" table:style-name="ce6">
            <text:p>4,000</text:p>
          </table:table-cell>
          <table:table-cell table:number-columns-repeated="3" table:style-name="ce6"/>
          <table:table-cell office:value-type="float" office:value="-7" table:style-name="ce6">
            <text:p>-7,000</text:p>
          </table:table-cell>
          <table:table-cell table:style-name="ce6"/>
          <table:table-cell table:style-name="ce1"/>
          <table:table-cell office:value-type="float" office:value="-2.9582878606224474" table:formula="of:=[.G6]+[.H6]*[.O$2]+[.I6]*[.L$2]+[.J6]*[.C$2]+[.K6]*[.P$2]+[.L6]*[.Q$2]" table:style-name="ce13">
            <text:p>-2,96<text:s text:c="3"/>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6" table:number-rows-spanned="1" table:style-name="ce4">
            <text:p>V Crash on plat.</text:p>
          </table:table-cell>
          <table:covered-table-cell table:number-columns-repeated="5"/>
          <table:table-cell office:value-type="float" office:value="4" table:style-name="ce6">
            <text:p>4,000</text:p>
          </table:table-cell>
          <table:table-cell table:number-columns-repeated="4" table:style-name="ce6"/>
          <table:table-cell office:value-type="float" office:value="-3.5" table:style-name="ce6">
            <text:p>-3,500</text:p>
          </table:table-cell>
          <table:table-cell table:style-name="ce1"/>
          <table:table-cell office:value-type="float" office:value="0.5" table:formula="of:=[.G7]+[.H7]*[.O$2]+[.I7]*[.L$2]+[.J7]*[.C$2]+[.K7]*[.P$2]+[.L7]*[.Q$2]" table:style-name="ce13">
            <text:p><text:s/>0,50<text:s text:c="3"/>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6" table:number-rows-spanned="1" table:style-name="ce4">
            <text:p>Landed out plat.</text:p>
          </table:table-cell>
          <table:covered-table-cell table:number-columns-repeated="5"/>
          <table:table-cell office:value-type="float" office:value="-8.33" table:style-name="ce6">
            <text:p>-8,330</text:p>
          </table:table-cell>
          <table:table-cell table:style-name="ce6"/>
          <table:table-cell office:value-type="float" office:value="-0.16700000000000001" table:style-name="ce6">
            <text:p>-0,167</text:p>
          </table:table-cell>
          <table:table-cell table:number-columns-repeated="3" table:style-name="ce6"/>
          <table:table-cell table:style-name="ce1"/>
          <table:table-cell office:value-type="float" office:value="-8.3467000000000002" table:formula="of:=[.G8]+[.H8]*[.O$2]+[.I8]*[.L$2]+[.J8]*[.C$2]+[.K8]*[.P$2]+[.L8]*[.Q$2]" table:style-name="ce13">
            <text:p>-8,35<text:s text:c="3"/>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6" table:number-rows-spanned="1" table:style-name="ce4">
            <text:p>H Crash out plat.</text:p>
          </table:table-cell>
          <table:covered-table-cell table:number-columns-repeated="5"/>
          <table:table-cell office:value-type="float" office:value="-8.33" table:style-name="ce6">
            <text:p>-8,330</text:p>
          </table:table-cell>
          <table:table-cell table:style-name="ce6"/>
          <table:table-cell office:value-type="float" office:value="-0.16700000000000001" table:style-name="ce6">
            <text:p>-0,167</text:p>
          </table:table-cell>
          <table:table-cell table:style-name="ce6"/>
          <table:table-cell office:value-type="float" office:value="-7.5" table:style-name="ce6">
            <text:p>-7,500</text:p>
          </table:table-cell>
          <table:table-cell table:style-name="ce6"/>
          <table:table-cell table:style-name="ce1"/>
          <table:table-cell office:value-type="float" office:value="-15.802008422095479" table:formula="of:=[.G9]+[.H9]*[.O$2]+[.I9]*[.L$2]+[.J9]*[.C$2]+[.K9]*[.P$2]+[.L9]*[.Q$2]" table:style-name="ce13">
            <text:p>-15,80<text:s text:c="3"/>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6" table:number-rows-spanned="1" table:style-name="ce4">
            <text:p>V Crash out plat.</text:p>
          </table:table-cell>
          <table:covered-table-cell table:number-columns-repeated="5"/>
          <table:table-cell office:value-type="float" office:value="-8.33" table:style-name="ce6">
            <text:p>-8,330</text:p>
          </table:table-cell>
          <table:table-cell table:style-name="ce6"/>
          <table:table-cell office:value-type="float" office:value="-0.16700000000000001" table:style-name="ce6">
            <text:p>-0,167</text:p>
          </table:table-cell>
          <table:table-cell table:number-columns-repeated="2" table:style-name="ce6"/>
          <table:table-cell office:value-type="float" office:value="-3.75" table:style-name="ce6">
            <text:p>-3,750</text:p>
          </table:table-cell>
          <table:table-cell table:style-name="ce1"/>
          <table:table-cell office:value-type="float" office:value="-12.0967" table:formula="of:=[.G10]+[.H10]*[.O$2]+[.I10]*[.L$2]+[.J10]*[.C$2]+[.K10]*[.P$2]+[.L10]*[.Q$2]" table:style-name="ce13">
            <text:p>-12,10<text:s text:c="3"/>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6" table:number-rows-spanned="1" table:style-name="ce4">
            <text:p>Out of Fuel</text:p>
          </table:table-cell>
          <table:covered-table-cell table:number-columns-repeated="5"/>
          <table:table-cell office:value-type="float" office:value="-45" table:style-name="ce6">
            <text:p>-45,000</text:p>
          </table:table-cell>
          <table:table-cell table:style-name="ce6"/>
          <table:table-cell office:value-type="float" office:value="-0.15" table:style-name="ce6">
            <text:p>-0,150</text:p>
          </table:table-cell>
          <table:table-cell office:value-type="float" office:value="-0.1" table:style-name="ce6">
            <text:p>-0,100</text:p>
          </table:table-cell>
          <table:table-cell table:number-columns-repeated="2" table:style-name="ce6"/>
          <table:table-cell table:style-name="ce1"/>
          <table:table-cell office:value-type="float" office:value="-60.015000000000001" table:formula="of:=[.G11]+[.H11]*[.O$2]+[.I11]*[.L$2]+[.J11]*[.C$2]+[.K11]*[.P$2]+[.L11]*[.Q$2]" table:style-name="ce13">
            <text:p>-60,02<text:s text:c="3"/>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6" table:number-rows-spanned="1" table:style-name="ce4">
            <text:p>Out of Area</text:p>
          </table:table-cell>
          <table:covered-table-cell table:number-columns-repeated="5"/>
          <table:table-cell office:value-type="float" office:value="-47" table:style-name="ce6">
            <text:p>-47,000</text:p>
          </table:table-cell>
          <table:table-cell table:style-name="ce6"/>
          <table:table-cell office:value-type="float" office:value="-0.14199999999999999" table:style-name="ce6">
            <text:p>-0,142</text:p>
          </table:table-cell>
          <table:table-cell table:number-columns-repeated="3" table:style-name="ce6"/>
          <table:table-cell table:style-name="ce1"/>
          <table:table-cell office:value-type="float" office:value="-47.014200000000002" table:formula="of:=[.G12]+[.H12]*[.O$2]+[.I12]*[.L$2]+[.J12]*[.C$2]+[.K12]*[.P$2]+[.L12]*[.Q$2]" table:style-name="ce13">
            <text:p>-47,01<text:s text:c="3"/></text:p>
          </table:table-cell>
          <table:table-cell table:number-columns-repeated="16370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number:number-style style:name="N43P0">
      <number:text> </number:text>
      <number:number number:decimal-places="2" number:min-integer-digits="1" number:grouping="true"/>
      <number:text>   </number:text>
    </number:number-style>
    <number:number-style style:name="N43P1">
      <number:text>-</number:text>
      <number:number number:decimal-places="2" number:min-integer-digits="1" number:grouping="true"/>
      <number:text>   </number:text>
    </number:number-style>
    <number:number-style style:name="N43P2">
      <number:text> -</number:text>
      <number:number number:decimal-places="0" number:min-integer-digits="3">
        <number:embedded-text number:position="0">  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00afd0" draw:opacity="100%" draw:stroke="solid" svg:stroke-width="0.02778in" svg:stroke-color="#008098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CO MARINI</meta:initial-creator>
    <dc:creator>MARCO MARINI</dc:creator>
    <meta:creation-date>2016-06-29T09:02:50Z</meta:creation-date>
    <dc:date>2021-04-15T14:35:17Z</dc:date>
    <meta:editing-duration>PT0S</meta:editing-duration>
    <meta:user-defined meta:name="MSIP_Label_29db9e61-aac5-4f6e-805d-ceb8cb9983a1_Enabled">true</meta:user-defined>
    <meta:user-defined meta:name="MSIP_Label_29db9e61-aac5-4f6e-805d-ceb8cb9983a1_SetDate">2021-04-15T13:59:24Z</meta:user-defined>
    <meta:user-defined meta:name="MSIP_Label_29db9e61-aac5-4f6e-805d-ceb8cb9983a1_Method">Standard</meta:user-defined>
    <meta:user-defined meta:name="MSIP_Label_29db9e61-aac5-4f6e-805d-ceb8cb9983a1_Name">UniCredit - Internal Use Only - no visual markings</meta:user-defined>
    <meta:user-defined meta:name="MSIP_Label_29db9e61-aac5-4f6e-805d-ceb8cb9983a1_SiteId">2cc49ce9-66a1-41ac-a96b-bdc54247696a</meta:user-defined>
    <meta:user-defined meta:name="MSIP_Label_29db9e61-aac5-4f6e-805d-ceb8cb9983a1_ActionId">88763352-5a22-4ccb-961d-eecd8b8bc58c</meta:user-defined>
    <meta:user-defined meta:name="MSIP_Label_29db9e61-aac5-4f6e-805d-ceb8cb9983a1_ContentBits">0</meta:user-defined>
  </office:meta>
</office:document-meta>
</file>